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paragraph-rsid="0006c57b"/>
    </style:style>
    <style:style style:name="P2" style:family="paragraph" style:parent-style-name="Standard">
      <style:text-properties fo:language="en" fo:country="US" officeooo:rsid="00066f4d"/>
    </style:style>
    <style:style style:name="P3" style:family="paragraph" style:parent-style-name="Standard">
      <style:text-properties fo:language="en" fo:country="US" officeooo:rsid="00066f4d" officeooo:paragraph-rsid="00066f4d"/>
    </style:style>
    <style:style style:name="P4" style:family="paragraph" style:parent-style-name="Standard">
      <style:text-properties fo:language="en" fo:country="US" officeooo:rsid="0006c574" officeooo:paragraph-rsid="0006c574"/>
    </style:style>
    <style:style style:name="P5" style:family="paragraph" style:parent-style-name="Standard">
      <style:text-properties fo:language="en" fo:country="US" officeooo:rsid="0006c574" officeooo:paragraph-rsid="00066f4d"/>
    </style:style>
    <style:style style:name="P6" style:family="paragraph" style:parent-style-name="Standard">
      <style:text-properties fo:language="en" fo:country="US" officeooo:rsid="0006c57b" officeooo:paragraph-rsid="0006c57b"/>
    </style:style>
    <style:style style:name="P7" style:family="paragraph" style:parent-style-name="Standard">
      <style:text-properties fo:language="en" fo:country="US" officeooo:rsid="0006c57b" officeooo:paragraph-rsid="0006c574"/>
    </style:style>
    <style:style style:name="P8" style:family="paragraph" style:parent-style-name="Standard">
      <style:text-properties fo:language="en" fo:country="US" officeooo:rsid="00075fe6" officeooo:paragraph-rsid="00075fe6"/>
    </style:style>
    <style:style style:name="P9" style:family="paragraph" style:parent-style-name="Standard">
      <style:text-properties fo:language="en" fo:country="US" officeooo:rsid="00075fe6" officeooo:paragraph-rsid="000d8314"/>
    </style:style>
    <style:style style:name="P10" style:family="paragraph" style:parent-style-name="Standard">
      <style:text-properties fo:language="en" fo:country="US" officeooo:rsid="0007c83f" officeooo:paragraph-rsid="0007c83f"/>
    </style:style>
    <style:style style:name="P11" style:family="paragraph" style:parent-style-name="Standard">
      <style:text-properties fo:language="en" fo:country="US" officeooo:rsid="0007c83f" officeooo:paragraph-rsid="000d8314"/>
    </style:style>
    <style:style style:name="P12" style:family="paragraph" style:parent-style-name="Standard">
      <style:text-properties fo:language="en" fo:country="US" officeooo:rsid="0007c83f" officeooo:paragraph-rsid="0015f671"/>
    </style:style>
    <style:style style:name="P13" style:family="paragraph" style:parent-style-name="Standard">
      <style:text-properties fo:language="en" fo:country="US" officeooo:rsid="00095dd5" officeooo:paragraph-rsid="00095dd5"/>
    </style:style>
    <style:style style:name="P14" style:family="paragraph" style:parent-style-name="Standard">
      <style:text-properties fo:language="en" fo:country="US" officeooo:rsid="00095dd5" officeooo:paragraph-rsid="000a5853"/>
    </style:style>
    <style:style style:name="P15" style:family="paragraph" style:parent-style-name="Standard">
      <style:text-properties fo:language="en" fo:country="US" officeooo:rsid="00095dd5" officeooo:paragraph-rsid="000bd90d"/>
    </style:style>
    <style:style style:name="P16" style:family="paragraph" style:parent-style-name="Standard">
      <style:text-properties fo:language="en" fo:country="US" officeooo:rsid="00095dd5" officeooo:paragraph-rsid="0010a4ce"/>
    </style:style>
    <style:style style:name="P17" style:family="paragraph" style:parent-style-name="Standard">
      <style:text-properties fo:language="en" fo:country="US" officeooo:rsid="00095dd5" officeooo:paragraph-rsid="001354cc"/>
    </style:style>
    <style:style style:name="P18" style:family="paragraph" style:parent-style-name="Standard">
      <style:text-properties fo:language="en" fo:country="US" officeooo:rsid="00095dd5" officeooo:paragraph-rsid="001410ca"/>
    </style:style>
    <style:style style:name="P19" style:family="paragraph" style:parent-style-name="Standard">
      <style:text-properties fo:language="en" fo:country="US" officeooo:rsid="00095dd5" officeooo:paragraph-rsid="00153633"/>
    </style:style>
    <style:style style:name="P20" style:family="paragraph" style:parent-style-name="Standard">
      <style:text-properties fo:language="en" fo:country="US" officeooo:paragraph-rsid="000ee22e"/>
    </style:style>
    <style:style style:name="P21" style:family="paragraph" style:parent-style-name="Standard">
      <style:text-properties fo:language="en" fo:country="US" fo:font-weight="normal" officeooo:rsid="00066f4d" style:font-weight-asian="normal" style:font-weight-complex="normal"/>
    </style:style>
    <style:style style:name="P22" style:family="paragraph" style:parent-style-name="Standard">
      <style:text-properties fo:language="en" fo:country="US" fo:font-weight="normal" officeooo:rsid="001354cc" officeooo:paragraph-rsid="001354cc" style:font-weight-asian="normal" style:font-weight-complex="normal"/>
    </style:style>
    <style:style style:name="P23" style:family="paragraph" style:parent-style-name="Standard">
      <style:text-properties fo:language="en" fo:country="US" officeooo:rsid="00101f24" officeooo:paragraph-rsid="0015f671"/>
    </style:style>
    <style:style style:name="P24" style:family="paragraph" style:parent-style-name="Standard">
      <style:text-properties fo:language="en" fo:country="US" officeooo:rsid="001354cc" officeooo:paragraph-rsid="00095dd5"/>
    </style:style>
    <style:style style:name="P25" style:family="paragraph" style:parent-style-name="Standard">
      <style:text-properties fo:language="en" fo:country="US" officeooo:rsid="001354cc" officeooo:paragraph-rsid="001354cc"/>
    </style:style>
    <style:style style:name="P26" style:family="paragraph" style:parent-style-name="Standard">
      <style:text-properties fo:language="en" fo:country="US" officeooo:rsid="001354cc" officeooo:paragraph-rsid="000a5853"/>
    </style:style>
    <style:style style:name="P27" style:family="paragraph" style:parent-style-name="Standard">
      <style:text-properties fo:language="en" fo:country="US" officeooo:rsid="000a5853" officeooo:paragraph-rsid="000a5853"/>
    </style:style>
    <style:style style:name="P28" style:family="paragraph" style:parent-style-name="Standard">
      <style:text-properties fo:language="en" fo:country="US" officeooo:rsid="001410ca" officeooo:paragraph-rsid="000bd90d"/>
    </style:style>
    <style:style style:name="P29" style:family="paragraph" style:parent-style-name="Standard">
      <style:text-properties fo:language="en" fo:country="US" officeooo:rsid="001410ca" officeooo:paragraph-rsid="001410ca"/>
    </style:style>
    <style:style style:name="P30" style:family="paragraph" style:parent-style-name="Standard">
      <style:text-properties fo:language="en" fo:country="US" officeooo:rsid="000bd90d" officeooo:paragraph-rsid="000bd90d"/>
    </style:style>
    <style:style style:name="P31" style:family="paragraph" style:parent-style-name="Standard">
      <style:text-properties fo:language="en" fo:country="US" officeooo:rsid="000bd90d" officeooo:paragraph-rsid="001410ca"/>
    </style:style>
    <style:style style:name="P32" style:family="paragraph" style:parent-style-name="Standard">
      <style:text-properties fo:language="en" fo:country="US" officeooo:rsid="000bd90d" officeooo:paragraph-rsid="00153633"/>
    </style:style>
    <style:style style:name="P33" style:family="paragraph" style:parent-style-name="Standard">
      <style:text-properties fo:language="en" fo:country="US" officeooo:rsid="00153633" officeooo:paragraph-rsid="00153633"/>
    </style:style>
    <style:style style:name="P34" style:family="paragraph" style:parent-style-name="Standard">
      <style:text-properties fo:language="en" fo:country="US" officeooo:rsid="00153633" officeooo:paragraph-rsid="00173548"/>
    </style:style>
    <style:style style:name="P35" style:family="paragraph" style:parent-style-name="Standard" style:master-page-name="Standard">
      <style:paragraph-properties style:page-number="auto"/>
      <style:text-properties fo:language="en" fo:country="US" fo:font-weight="bold" officeooo:rsid="00066f4d" style:font-weight-asian="bold" style:font-weight-complex="bold"/>
    </style:style>
    <style:style style:name="P36" style:family="paragraph" style:parent-style-name="Standard">
      <style:text-properties fo:language="en" fo:country="US" officeooo:rsid="00173548" officeooo:paragraph-rsid="00173548"/>
    </style:style>
    <style:style style:name="P37" style:family="paragraph" style:parent-style-name="Standard">
      <style:text-properties fo:language="en" fo:country="US" officeooo:rsid="00173548" officeooo:paragraph-rsid="0018541f"/>
    </style:style>
    <style:style style:name="P38" style:family="paragraph" style:parent-style-name="Standard">
      <style:text-properties fo:language="en" fo:country="US" fo:font-weight="normal" officeooo:rsid="00066f4d" officeooo:paragraph-rsid="0018541f" style:font-weight-asian="normal" style:font-weight-complex="normal"/>
    </style:style>
    <style:style style:name="P39" style:family="paragraph" style:parent-style-name="Standard">
      <style:text-properties fo:language="en" fo:country="US" officeooo:paragraph-rsid="0018541f"/>
    </style:style>
    <style:style style:name="P40" style:family="paragraph" style:parent-style-name="Standard">
      <style:text-properties fo:language="en" fo:country="US" officeooo:rsid="0006c574" officeooo:paragraph-rsid="0018541f"/>
    </style:style>
    <style:style style:name="T1" style:family="text">
      <style:text-properties officeooo:rsid="00066f4d"/>
    </style:style>
    <style:style style:name="T2" style:family="text">
      <style:text-properties officeooo:rsid="0006c574"/>
    </style:style>
    <style:style style:name="T3" style:family="text">
      <style:text-properties officeooo:rsid="0006c57b"/>
    </style:style>
    <style:style style:name="T4" style:family="text">
      <style:text-properties officeooo:rsid="00075fe6"/>
    </style:style>
    <style:style style:name="T5" style:family="text">
      <style:text-properties officeooo:rsid="000a5853"/>
    </style:style>
    <style:style style:name="T6" style:family="text">
      <style:text-properties officeooo:rsid="000bd90d"/>
    </style:style>
    <style:style style:name="T7" style:family="text">
      <style:text-properties officeooo:rsid="000d8314"/>
    </style:style>
    <style:style style:name="T8" style:family="text">
      <style:text-properties officeooo:rsid="000e041e"/>
    </style:style>
    <style:style style:name="T9" style:family="text">
      <style:text-properties officeooo:rsid="000ee22e"/>
    </style:style>
    <style:style style:name="T10" style:family="text">
      <style:text-properties officeooo:rsid="00101f24"/>
    </style:style>
    <style:style style:name="T11" style:family="text">
      <style:text-properties officeooo:rsid="0010a4ce"/>
    </style:style>
    <style:style style:name="T12" style:family="text">
      <style:text-properties officeooo:rsid="0010d061"/>
    </style:style>
    <style:style style:name="T13" style:family="text">
      <style:text-properties officeooo:rsid="0011fdb7"/>
    </style:style>
    <style:style style:name="T14" style:family="text">
      <style:text-properties officeooo:rsid="001354cc"/>
    </style:style>
    <style:style style:name="T15" style:family="text">
      <style:text-properties officeooo:rsid="001410ca"/>
    </style:style>
    <style:style style:name="T16" style:family="text">
      <style:text-properties officeooo:rsid="00153633"/>
    </style:style>
    <style:style style:name="T17" style:family="text">
      <style:text-properties officeooo:rsid="0015f671"/>
    </style:style>
    <style:style style:name="T18" style:family="text">
      <style:text-properties officeooo:rsid="0016bf59"/>
    </style:style>
    <style:style style:name="T19" style:family="text">
      <style:text-properties officeooo:rsid="00173548"/>
    </style:style>
    <style:style style:name="T20" style:family="text">
      <style:text-properties officeooo:rsid="0018541f"/>
    </style:style>
    <style:style style:name="T21" style:family="text">
      <style:text-properties officeooo:rsid="001859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ntroduction to Audio Signal Processing for Music Applications</text:p>
      <text:p text:style-name="P38"><text:span text:style-name="T20">[text for Intro-DSP.odp]</text:span></text:p>
      <text:p text:style-name="P21"/>
      <text:p text:style-name="P22">Welcome everyone!!</text:p>
      <text:p text:style-name="P2"/>
      <text:p text:style-name="P4">1.</text:p>
      <text:p text:style-name="P39"><text:span text:style-name="T1">In this </text:span><text:span text:style-name="T19">first </text:span><text:span text:style-name="T1">class </text:span><text:span text:style-name="T20">of the Audio Signal Processing for Music Applications course </text:span><text:span text:style-name="T1">I</text:span><text:span text:style-name="T2"> give a</text:span><text:span text:style-name="T17">n</text:span><text:span text:style-name="T2"> </text:span><text:span text:style-name="T1">overview of what we understand for audio signal processing </text:span><text:span text:style-name="T20">and I give</text:span><text:span text:style-name="T17"> a broad context to the </text:span><text:span text:style-name="T19">more specific </text:span><text:span text:style-name="T17">topics </text:span><text:span text:style-name="T20">that </text:span><text:span text:style-name="T17">we will cover in the course.</text:span></text:p>
      <text:p text:style-name="P3"/>
      <text:p text:style-name="P4">2.</text:p>
      <text:p text:style-name="P20"><text:span text:style-name="T3">I</text:span><text:span text:style-name="T1"> first define audio </text:span><text:span text:style-name="T2">signal processing and then go over the most common applications </text:span><text:span text:style-name="T3">of interest to music. </text:span><text:span text:style-name="T17">Applications </text:span><text:span text:style-name="T7">that </text:span><text:span text:style-name="T20">use</text:span><text:span text:style-name="T2"> </text:span><text:span text:style-name="T9">signal processing</text:span><text:span text:style-name="T2"> techniques, </text:span><text:span text:style-name="T9">such as storage, level compression, data compression, enhancement, effects and transformations, synthesis, </text:span><text:span text:style-name="T17">and sound</text:span><text:span text:style-name="T9"> description</text:span><text:span text:style-name="T2">. </text:span></text:p>
      <text:p text:style-name="P5"/>
      <text:p text:style-name="P4">3.</text:p>
      <text:p text:style-name="P1"><text:span text:style-name="T3">We can define audio signal processing as the </text:span><text:span text:style-name="T17">engineering </text:span><text:span text:style-name="T3">field that focuses on the </text:span><text:span text:style-name="T4">computational </text:span><text:span text:style-name="T3">method</text:span><text:span text:style-name="T9">s</text:span><text:span text:style-name="T3"> for intentionally altering sound</text:span><text:span text:style-name="T9">s</text:span><text:span text:style-name="T3">. </text:span></text:p>
      <text:p text:style-name="P6"/>
      <text:p text:style-name="P6">An audio signal processing system takes a sound, or a signal relate<text:span text:style-name="T17">d</text:span> to a sound, as input, and using some control parameters <text:span text:style-name="T9">produces</text:span> <text:span text:style-name="T9">and output</text:span> sound or <text:span text:style-name="T9">any type of derived </text:span>signal.</text:p>
      <text:p text:style-name="P7"/>
      <text:p text:style-name="P40"><text:span text:style-name="T9">Since</text:span>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 </text:p>
      <text:p text:style-name="P40"><text:span text:style-name="T20"/></text:p>
      <text:p text:style-name="P40"><text:span text:style-name="T20">In this course we will focus on digital signals and systems.</text:span></text:p>
      <text:p text:style-name="P4"/>
      <text:p text:style-name="P6">4.</text:p>
      <text:p text:style-name="P8">An analog <text:span text:style-name="T9">sound</text:span> is usually electrical; a voltage level represents the air pressure waveform of the sound. <text:span text:style-name="T7">Thus it is a continuous function, </text:span><text:span text:style-name="T9">like in this top plot</text:span><text:span text:style-name="T7">.</text:span></text:p>
      <text:p text:style-name="P8"/>
      <text:p text:style-name="P9">A digital representation expresses the pressure waveform as binary numbers, <text:span text:style-name="T7">thus it is a discrete function, </text:span><text:span text:style-name="T9">like this bottom plot.</text:span></text:p>
      <text:p text:style-name="P9"/>
      <text:p text:style-name="P9"><text:span text:style-name="T7">The digital representation</text:span> permits signal processing using microprocessors and computers. Although <text:span text:style-name="T7">the conversion from analog to digital</text:span> can be prone to loss, most modern audio systems use this approach as the techniques of digital signal processing are much more powerful and efficient than analog domain signal processing.</text:p>
      <text:p text:style-name="P8"/>
      <text:p text:style-name="P10">5.</text:p>
      <text:p text:style-name="P10">One application <text:span text:style-name="T10">of signal processing techniques </text:span><text:span text:style-name="T6">i</text:span>s the storage of sounds, <text:span text:style-name="T7">thus the</text:span><text:span text:style-name="T8">ir</text:span><text:span text:style-name="T7"> recording and reproduction.</text:span></text:p>
      <text:p text:style-name="P10"/>
      <text:p text:style-name="P12"><text:span text:style-name="T17">S</text:span>ound waves, <text:span text:style-name="T7">such as spoken voice, environmental sounds or music </text:span><text:span text:style-name="T17">can be </text:span>record<text:span text:style-name="T17">ed</text:span> <text:span text:style-name="T17">as</text:span> electrical or mechanical inscription<text:span text:style-name="T17">s in a media</text:span> and <text:span text:style-name="T17">can </text:span><text:span text:style-name="T20">then</text:span><text:span text:style-name="T17"> be recreated from these inscriptions.</text:span> </text:p>
      <text:p text:style-name="P11"/>
      <text:p text:style-name="P23"><text:span text:style-name="T17">These processes</text:span> can be done using analog or digital technologies. <text:span text:style-name="T20">But t</text:span>his is a <text:span text:style-name="T17">topic</text:span> that is not <text:span text:style-name="T17">so</text:span> relevant for our course <text:span text:style-name="T20">and</text:span> I will not say anything else. </text:p>
      <text:p text:style-name="P10"/>
      <text:p text:style-name="P13">6.</text:p>
      <text:p text:style-name="P13">Another <text:span text:style-name="T20">common </text:span>application is <text:span text:style-name="T10">dynamic </text:span>level compression.</text:p>
      <text:p text:style-name="P13"><text:soft-page-break/></text:p>
      <text:p text:style-name="P13"><text:span text:style-name="T10">This</text:span> is a process that reduces the dynamic range of an audio signal, that is, <text:span text:style-name="T17">it </text:span>narrows the difference between high and low audio levels or volumes, <text:span text:style-name="T10">like </text:span><text:span text:style-name="T17">it </text:span><text:span text:style-name="T10">can be seen in these plots.</text:span></text:p>
      <text:p text:style-name="P13"/>
      <text:p text:style-name="P13"><text:span text:style-name="T17">Level c</text:span>ompression is commonly used during sound recording, live sound reinforcement, and broadcasting.</text:p>
      <text:p text:style-name="P13"/>
      <text:p text:style-name="P13">7.</text:p>
      <text:p text:style-name="P13">Another <text:span text:style-name="T17">signal processing </text:span>application is data compression, <text:span text:style-name="T10">or </text:span><text:span text:style-name="T13">also called </text:span><text:span text:style-name="T10">audio coding.</text:span></text:p>
      <text:p text:style-name="P13"/>
      <text:p text:style-name="P13"><text:span text:style-name="T11">The goal </text:span><text:span text:style-name="T17">here </text:span><text:span text:style-name="T11">is </text:span>to reduce the bandwidth requirement of digital audio streams and the storage size of audio files. </text:p>
      <text:p text:style-name="P13"/>
      <text:p text:style-name="P13"><text:span text:style-name="T13">There are two types of compression techniques, the ones </text:span><text:span text:style-name="T14">called</text:span><text:span text:style-name="T13"> lossless, </text:span><text:span text:style-name="T14">which</text:span><text:span text:style-name="T13"> do not lose any information, and the ones </text:span><text:span text:style-name="T14">called</text:span><text:span text:style-name="T13"> </text:span>lossy, <text:span text:style-name="T13">in which some information is lost, but hopefully </text:span><text:span text:style-name="T14">th</text:span><text:span text:style-name="T17">is information</text:span><text:span text:style-name="T14"> lost</text:span><text:span text:style-name="T13"> is not perceptual</text:span><text:span text:style-name="T14">ly relevant. </text:span><text:s/></text:p>
      <text:p text:style-name="P13"/>
      <text:p text:style-name="P16"><text:span text:style-name="T11">For example the .wav </text:span><text:span text:style-name="T17">file </text:span><text:span text:style-name="T11">format is </text:span><text:span text:style-name="T17">based on </text:span><text:span text:style-name="T11">a non compress</text:span><text:span text:style-name="T12">ed</text:span><text:span text:style-name="T11"> representation of a digital sound and the .mp3 format is </text:span><text:span text:style-name="T12">a compressed representation </text:span><text:span text:style-name="T17">that can be obtained from a .wav file </text:span><text:span text:style-name="T11">usi</text:span><text:span text:style-name="T12">n</text:span><text:span text:style-name="T11">g a </text:span><text:span text:style-name="T12">perceptual based </text:span><text:span text:style-name="T11">lossy technique. </text:span><text:span text:style-name="T18">We will not cover this application in this course.</text:span></text:p>
      <text:p text:style-name="P13"/>
      <text:p text:style-name="P13">8.</text:p>
      <text:p text:style-name="P13">Another <text:span text:style-name="T6">set of </text:span>application<text:span text:style-name="T6">s relate to</text:span> sound enhancement, <text:span text:style-name="T14">which </text:span><text:span text:style-name="T17">is a process that </text:span><text:span text:style-name="T14">aim</text:span><text:span text:style-name="T17">s</text:span><text:span text:style-name="T14"> to improve the quality of a sound.</text:span></text:p>
      <text:p text:style-name="P24"/>
      <text:p text:style-name="P25">Such <text:span text:style-name="T18">quality </text:span>improvements <text:span text:style-name="T17">can</text:span> be done by filtering, equalizing, canceling the noise background, or removing echo or reverberation. <text:span text:style-name="T18">Again this is a topic that we will not cover in this course.</text:span></text:p>
      <text:p text:style-name="P13"/>
      <text:p text:style-name="P27">9.</text:p>
      <text:p text:style-name="P14"><text:span text:style-name="T5">Another set of applications </text:span><text:span text:style-name="T18">relate to performing</text:span><text:span text:style-name="T5"> sound transformations </text:span><text:span text:style-name="T14">for more creative usages.</text:span></text:p>
      <text:p text:style-name="P27"/>
      <text:p text:style-name="P14"><text:span text:style-name="T18">We can</text:span><text:span text:style-name="T14"> filtering techniques to add e</text:span><text:span text:style-name="T5">cho </text:span><text:span text:style-name="T14">or </text:span><text:span text:style-name="T18">r</text:span><text:span text:style-name="T5">everb </text:span><text:span text:style-name="T18">to a sound </text:span><text:span text:style-name="T14">but there are many </text:span><text:span text:style-name="T18">more sophisticated </text:span><text:span text:style-name="T14">techniques with which we can change most of the characteristics of a sound, </text:span><text:span text:style-name="T18">making it completely different</text:span><text:span text:style-name="T14">.</text:span></text:p>
      <text:p text:style-name="P26"/>
      <text:p text:style-name="P17"><text:span text:style-name="T14">We can use time domain </text:span><text:span text:style-name="T18">techniques</text:span><text:span text:style-name="T14"> to create unusual sounds, </text:span><text:span text:style-name="T18">using methods such as</text:span><text:span text:style-name="T14"> f</text:span><text:span text:style-name="T5">langer</text:span><text:span text:style-name="T18">s</text:span><text:span text:style-name="T5">, </text:span><text:span text:style-name="T14">p</text:span><text:span text:style-name="T5">haser</text:span><text:span text:style-name="T18">s</text:span><text:span text:style-name="T5">, </text:span><text:span text:style-name="T14">and c</text:span><text:span text:style-name="T5">horus. </text:span><text:span text:style-name="T14">We can change the pitch of a sound or modify the speed of an audio signal without affecting its pitch. We can morph the sound with another. We can perform 3D audio effects with which we can place sounds outside the stereo basis. </text:span><text:span text:style-name="T18">The possibilities are huge.</text:span></text:p>
      <text:p text:style-name="P25"/>
      <text:p text:style-name="P25">In this course this will be one of the major applications that we will target.</text:p>
      <text:p text:style-name="P27"/>
      <text:p text:style-name="P27">10.</text:p>
      <text:p text:style-name="P15"><text:span text:style-name="T5">Another set of applications </text:span><text:span text:style-name="T6">relate to</text:span><text:span text:style-name="T5"> sound </text:span><text:span text:style-name="T6">synthesis,</text:span><text:span text:style-name="T5"> </text:span><text:span text:style-name="T15">thus </text:span><text:span text:style-name="T18">applying signal processing techniques </text:span><text:span text:style-name="T15">with the aim to </text:span><text:span text:style-name="T18">generate </text:span><text:span text:style-name="T15">sounds, either imitating </text:span><text:span text:style-name="T18">existing sounds</text:span><text:span text:style-name="T15"> or creat</text:span><text:span text:style-name="T18">ing</text:span><text:span text:style-name="T15"> new timbres.</text:span></text:p>
      <text:p text:style-name="P28"/>
      <text:p text:style-name="P29"><text:span text:style-name="T18">M</text:span>any techniques have been developed <text:span text:style-name="T18">for this purpose.</text:span> Among the most common ones we can mention Additive synthesis, Subtractive synthesis, Granular synthesis, Physical modeling,</text:p>
      <text:p text:style-name="P29">Frequency Modulation, and Waveshaping.</text:p>
      <text:p text:style-name="P29"/>
      <text:p text:style-name="P29">This course will not focus on synthesis but <text:span text:style-name="T18">we will need to</text:span> understand and use some of these techniques, specially additive synthesis and subtractive synthesis.</text:p>
      <text:p text:style-name="P15"><text:soft-page-break/></text:p>
      <text:p text:style-name="P30">11.</text:p>
      <text:p text:style-name="P15"><text:span text:style-name="T15">T</text:span><text:span text:style-name="T6">he last group of applications I will mention are related to sound description, </text:span><text:span text:style-name="T15">thus techniques that aim to analyze and describe a sound signal with the goal to describe </text:span><text:span text:style-name="T18">and model </text:span><text:span text:style-name="T15">meaningful characteristics of the sound.</text:span></text:p>
      <text:p text:style-name="P30"/>
      <text:p text:style-name="P18"><text:span text:style-name="T15">This is a research field that has expanded enormously in the last few year</text:span><text:span text:style-name="T16">s</text:span><text:span text:style-name="T15"> and </text:span><text:span text:style-name="T16">that </text:span><text:span text:style-name="T18">is very relevant</text:span><text:span text:style-name="T15"> </text:span><text:span text:style-name="T16">in sound and music</text:span><text:span text:style-name="T15"> </text:span><text:span text:style-name="T18">search and </text:span><text:span text:style-name="T15">retrieval </text:span><text:span text:style-name="T18">applications</text:span><text:span text:style-name="T15">.</text:span></text:p>
      <text:p text:style-name="P29"/>
      <text:p text:style-name="P18"><text:span text:style-name="T16">We can talk about l</text:span><text:span text:style-name="T6">ow-level </text:span><text:span text:style-name="T16">audio features </text:span><text:span text:style-name="T18">that can be extracted from a sound using signal processing techniques</text:span><text:span text:style-name="T16">, </text:span><text:span text:style-name="T18">related to sound</text:span><text:span text:style-name="T16"> characteristics like</text:span><text:span text:style-name="T6"> loudness, timbre </text:span><text:span text:style-name="T16">and </text:span><text:span text:style-name="T6">pitch.</text:span></text:p>
      <text:p text:style-name="P31"/>
      <text:p text:style-name="P19"><text:span text:style-name="T16">We </text:span><text:span text:style-name="T18">can also extract more musically relevant features related to musical concepts like</text:span><text:span text:style-name="T6"> rhythm, harmony </text:span><text:span text:style-name="T16">and </text:span><text:span text:style-name="T6">melody. </text:span><text:span text:style-name="T18">We normally refer to this type of features as mid-level.</text:span></text:p>
      <text:p text:style-name="P32"/>
      <text:p text:style-name="P19"><text:span text:style-name="T18">Following this progression </text:span><text:span text:style-name="T16">we can also talk about h</text:span><text:span text:style-name="T6">igh-level </text:span><text:span text:style-name="T16">characteristics of a music signal in order to refer to aspects like</text:span><text:span text:style-name="T6"> genre, emotions, </text:span><text:span text:style-name="T16">or about the music </text:span><text:span text:style-name="T6">similarity </text:span><text:span text:style-name="T16">between two signals. </text:span><text:span text:style-name="T18">This normally cannot be accomplished with just signal processing techniques, we need to incorporate methodologies coming from fields such as machine learning or semantic analysis.</text:span></text:p>
      <text:p text:style-name="P33"/>
      <text:p text:style-name="P33">This aspect of sound description will also be an important one for this course. We will not be able to go <text:span text:style-name="T19">over</text:span> mid and high level features of a signal, but <text:span text:style-name="T19">the discussions that we will have on</text:span> the analysis of low level features are <text:span text:style-name="T19">the</text:span> first <text:span text:style-name="T19">in th</text:span>e general topic of sound and music description.</text:p>
      <text:p text:style-name="P33"/>
      <text:p text:style-name="P33">12.</text:p>
      <text:p text:style-name="P33">I want to finish by mentioning that all the material I will use and produce in this class <text:span text:style-name="T20">is</text:span> available under open licenses. </text:p>
      <text:p text:style-name="P33"/>
      <text:p text:style-name="P34"><text:span text:style-name="T19">Most of the text references </text:span><text:span text:style-name="T20">I used</text:span><text:span text:style-name="T19"> come from Wikipedia. The images that I </text:span><text:span text:style-name="T20">have </text:span><text:span text:style-name="T19">not generate myself will mostly come from </text:span><text:a xlink:type="simple" xlink:href="http://commons.wikimedia.org/"><text:span text:style-name="T19">http://commons.wikimedia.org/</text:span></text:a><text:span text:style-name="T19">. All the sounds will come from </text:span><text:a xlink:type="simple" xlink:href="http://freesound.org/"><text:span text:style-name="T19">http://freesound.org</text:span></text:a><text:span text:style-name="T19">. </text:span></text:p>
      <text:p text:style-name="P36"/>
      <text:p text:style-name="P36">I will be using some free software applications <text:span text:style-name="T20">to show examples</text:span>, like Audacity in today's class.</text:p>
      <text:p text:style-name="P36"/>
      <text:p text:style-name="P36">All the slides, texts, videos, sounds, etc. that I have created for the course are released under a Creative Commons license, the Attribution-Noncommercial-Share Alike license.</text:p>
      <text:p text:style-name="P36"><text:span text:style-name="T20"/></text:p>
      <text:p text:style-name="P37">All the software that we have written and that will be used for the labs, are based in Python and are released under Affero GPL license <text:span text:style-name="T20">and is available from https://github.com/MTG/sms-tools <text:s/></text:span></text:p>
      <text:p text:style-name="P36"/>
      <text:p text:style-name="P36"/>
      <text:p text:style-name="P37"><text:span text:style-name="T20">---------------</text:span></text:p>
      <text:p text:style-name="P30"/>
      <text:p text:style-name="P34">This is all for this <text:span text:style-name="T19">first </text:span>class. We <text:span text:style-name="T19">have done a quick overview of the field of audio signal processing, </text:span><text:span text:style-name="T21">too bad that we will not be able to cover everything. From now on we will focus on several core signal processings methodologies</text:span><text:span text:style-name="T19"> and </text:span><text:span text:style-name="T21">we will exemplify them</text:span><text:span text:style-name="T19"> </text:span><text:span text:style-name="T21">within a few music application areas</text:span><text:span text:style-name="T19">.</text:span> </text:p>
      <text:p text:style-name="P34"/>
      <text:p text:style-name="P36"><text:span text:style-name="T21">I hope I have been able to interest you in following the course. </text:span>Thanks for you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05T10:17:11</dc:date>
    <dc:creator>xavier serra</dc:creator>
    <meta:editing-duration>PT3H31M47S</meta:editing-duration>
    <meta:editing-cycles>9</meta:editing-cycles>
    <meta:generator>LibreOffice/4.0.6.2$MacOSX_x86 LibreOffice_project/2e2573268451a50806fcd60ae2d9fe01dd0ce24</meta:generator>
    <meta:document-statistic meta:table-count="0" meta:image-count="0" meta:object-count="0" meta:page-count="3" meta:paragraph-count="58" meta:word-count="1238" meta:character-count="7674" meta:non-whitespace-character-count="6481"/>
  </office:meta>
</office:document-meta>
</file>